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line-height="150%" fo:text-align="start" style:justify-single-word="false"/>
      <style:text-properties fo:color="#ffffff" loext:opacity="100%" style:font-name="Times New Roman" fo:font-size="14pt" fo:font-style="normal" style:text-underline-style="solid" style:text-underline-width="auto" style:text-underline-color="font-color" fo:font-weight="bold" officeooo:rsid="0031b2b1" officeooo:paragraph-rsid="00353de9" fo:background-color="transparent" style:font-size-asian="14pt" style:font-style-asian="normal" style:font-weight-asian="bold" style:font-size-complex="14pt" style:font-style-complex="normal" style:font-weight-complex="bold"/>
    </style:style>
    <style:style style:name="P2" style:family="paragraph" style:parent-style-name="Heading_20_3">
      <style:paragraph-properties fo:line-height="150%" fo:text-align="center" style:justify-single-word="false"/>
      <style:text-properties fo:color="#ffffff" loext:opacity="100%" style:font-name="Times New Roman" fo:font-size="14pt" fo:font-style="normal" style:text-underline-style="solid" style:text-underline-width="auto" style:text-underline-color="font-color" fo:font-weight="bold" officeooo:rsid="00b3d4a2" officeooo:paragraph-rsid="00b3d4a2" fo:background-color="transparent" style:font-size-asian="14pt" style:font-style-asian="normal" style:font-weight-asian="bold" style:font-size-complex="14pt" style:font-style-complex="normal" style:font-weight-complex="bold"/>
    </style:style>
    <style:style style:name="P3" style:family="paragraph" style:parent-style-name="Standard" style:list-style-name="L7">
      <style:paragraph-properties fo:line-height="150%" fo:text-align="start" style:justify-single-word="false"/>
      <style:text-properties officeooo:rsid="004b0ccd" officeooo:paragraph-rsid="004b0ccd"/>
    </style:style>
    <style:style style:name="P4" style:family="paragraph" style:parent-style-name="Standard" style:list-style-name="L7">
      <style:paragraph-properties fo:line-height="150%" fo:text-align="start" style:justify-single-word="false"/>
      <style:text-properties style:font-name="Times New Roman" fo:font-size="12pt" officeooo:rsid="004b0ccd" officeooo:paragraph-rsid="00abc1c0" style:font-size-asian="12pt" style:font-size-complex="12pt"/>
    </style:style>
    <style:style style:name="P5" style:family="paragraph" style:parent-style-name="Standard">
      <style:paragraph-properties fo:line-height="150%" fo:text-align="start" style:justify-single-word="false"/>
      <style:text-properties style:font-name="Times New Roman" fo:font-size="12pt" officeooo:rsid="004b0ccd" officeooo:paragraph-rsid="004b0ccd" style:font-size-asian="12pt" style:font-size-complex="12pt"/>
    </style:style>
    <style:style style:name="P6" style:family="paragraph" style:parent-style-name="Standard">
      <style:paragraph-properties fo:line-height="150%" fo:text-align="start" style:justify-single-word="false"/>
      <style:text-properties style:font-name="Times New Roman" fo:font-size="12pt" officeooo:rsid="004b0ccd" officeooo:paragraph-rsid="004c9940" style:font-size-asian="12pt" style:font-size-complex="12pt"/>
    </style:style>
    <style:style style:name="P7" style:family="paragraph" style:parent-style-name="Standard">
      <style:paragraph-properties fo:line-height="150%" fo:text-align="start" style:justify-single-word="false"/>
      <style:text-properties style:font-name="Times New Roman" fo:font-size="12pt" officeooo:rsid="0081611e" officeooo:paragraph-rsid="00abc1c0" style:font-size-asian="12pt" style:font-size-complex="12pt"/>
    </style:style>
    <style:style style:name="P8" style:family="paragraph" style:parent-style-name="Standard" style:list-style-name="L11">
      <style:paragraph-properties fo:line-height="150%" fo:text-align="start" style:justify-single-word="false"/>
      <style:text-properties style:font-name="Times New Roman" fo:font-size="12pt" officeooo:rsid="00883bf4" officeooo:paragraph-rsid="00abc1c0" style:font-size-asian="12pt" style:font-size-complex="12pt"/>
    </style:style>
    <style:style style:name="P9" style:family="paragraph" style:parent-style-name="Standard">
      <style:paragraph-properties fo:line-height="150%" fo:text-align="start" style:justify-single-word="false"/>
      <style:text-properties style:font-name="Times New Roman" fo:font-size="12pt" officeooo:rsid="00883bf4" officeooo:paragraph-rsid="00abc1c0" style:font-size-asian="12pt" style:font-size-complex="12pt"/>
    </style:style>
    <style:style style:name="P10" style:family="paragraph" style:parent-style-name="Standard" style:list-style-name="L12">
      <style:paragraph-properties fo:line-height="150%" fo:text-align="start" style:justify-single-word="false"/>
      <style:text-properties style:font-name="Times New Roman" fo:font-size="12pt" officeooo:rsid="008b19d6" officeooo:paragraph-rsid="00abc1c0" style:font-size-asian="12pt" style:font-size-complex="12pt"/>
    </style:style>
    <style:style style:name="P11" style:family="paragraph" style:parent-style-name="Standard">
      <style:paragraph-properties fo:line-height="150%" fo:text-align="center" style:justify-single-word="false"/>
      <style:text-properties style:font-name="Times New Roman" fo:font-size="12pt" officeooo:rsid="002b95b9" officeooo:paragraph-rsid="002cd4b3" style:font-size-asian="12pt" style:font-size-complex="12pt"/>
    </style:style>
    <style:style style:name="P12" style:family="paragraph" style:parent-style-name="Standard" style:list-style-name="L6">
      <style:paragraph-properties fo:line-height="150%" fo:text-align="start" style:justify-single-word="false"/>
      <style:text-properties style:font-name="Times New Roman" fo:font-size="12pt" officeooo:rsid="0046d7fb" officeooo:paragraph-rsid="0046d7fb" style:font-size-asian="12pt" style:font-size-complex="12pt"/>
    </style:style>
    <style:style style:name="P13" style:family="paragraph" style:parent-style-name="Standard">
      <style:paragraph-properties fo:line-height="150%" fo:text-align="start" style:justify-single-word="false"/>
      <style:text-properties style:font-name="Times New Roman" fo:font-size="12pt" officeooo:rsid="0046d7fb" officeooo:paragraph-rsid="00571c4d"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2pt" officeooo:rsid="0046d7fb" officeooo:paragraph-rsid="0046d7fb" style:font-size-asian="12pt" style:font-size-complex="12pt"/>
    </style:style>
    <style:style style:name="P15" style:family="paragraph" style:parent-style-name="Standard" style:list-style-name="L8">
      <style:paragraph-properties fo:line-height="150%" fo:text-align="start" style:justify-single-word="false"/>
      <style:text-properties style:font-name="Times New Roman" fo:font-size="12pt" officeooo:rsid="004ec2b5" officeooo:paragraph-rsid="004ec2b5" style:font-size-asian="12pt" style:font-size-complex="12pt"/>
    </style:style>
    <style:style style:name="P16" style:family="paragraph" style:parent-style-name="Standard">
      <style:paragraph-properties fo:line-height="150%" fo:text-align="start" style:justify-single-word="false"/>
      <style:text-properties style:font-name="Times New Roman" fo:font-size="12pt" officeooo:rsid="004ec2b5" officeooo:paragraph-rsid="00585e87" style:font-size-asian="12pt" style:font-size-complex="12pt"/>
    </style:style>
    <style:style style:name="P17" style:family="paragraph" style:parent-style-name="Standard">
      <style:paragraph-properties fo:line-height="150%" fo:text-align="start" style:justify-single-word="false"/>
      <style:text-properties style:font-name="Times New Roman" fo:font-size="12pt" officeooo:rsid="004ec2b5" officeooo:paragraph-rsid="005a03dc"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2pt" officeooo:rsid="00a7922a" officeooo:paragraph-rsid="00a7922a" style:font-size-asian="12pt" style:font-size-complex="12pt"/>
    </style:style>
    <style:style style:name="P19" style:family="paragraph" style:parent-style-name="Standard">
      <style:paragraph-properties fo:line-height="150%" fo:text-align="start" style:justify-single-word="false"/>
      <style:text-properties style:font-name="Times New Roman" fo:font-size="12pt" officeooo:rsid="0096d54d" officeooo:paragraph-rsid="00abc1c0" style:font-size-asian="12pt" style:font-size-complex="12pt"/>
    </style:style>
    <style:style style:name="P20" style:family="paragraph" style:parent-style-name="Standard">
      <style:paragraph-properties fo:line-height="150%" fo:text-align="start" style:justify-single-word="false"/>
      <style:text-properties style:font-name="Times New Roman" fo:font-size="12pt" fo:font-style="normal" officeooo:rsid="008b19d6" officeooo:paragraph-rsid="00abc1c0" style:font-size-asian="12pt" style:font-style-asian="normal" style:font-size-complex="12pt" style:font-style-complex="normal"/>
    </style:style>
    <style:style style:name="P21" style:family="paragraph" style:parent-style-name="Standard">
      <style:paragraph-properties fo:line-height="150%" fo:text-align="start" style:justify-single-word="false"/>
      <style:text-properties style:font-name="Times New Roman" fo:font-size="12pt" fo:font-style="normal" officeooo:rsid="008b19d6" officeooo:paragraph-rsid="00924630" style:font-size-asian="12pt" style:font-style-asian="normal" style:font-size-complex="12pt" style:font-style-complex="normal"/>
    </style:style>
    <style:style style:name="P22" style:family="paragraph" style:parent-style-name="Standard">
      <style:paragraph-properties fo:line-height="150%" fo:text-align="start" style:justify-single-word="false"/>
      <style:text-properties style:font-name="Times New Roman" fo:font-size="12pt" fo:font-style="normal" officeooo:rsid="0096d54d" officeooo:paragraph-rsid="004b0ccd" style:font-size-asian="12pt" style:font-style-asian="normal" style:font-size-complex="12pt" style:font-style-complex="normal"/>
    </style:style>
    <style:style style:name="P23" style:family="paragraph" style:parent-style-name="Standard">
      <style:paragraph-properties fo:line-height="150%" fo:text-align="start" style:justify-single-word="false"/>
      <style:text-properties style:font-name="Times New Roman" fo:font-size="14pt" style:text-underline-style="solid" style:text-underline-width="auto" style:text-underline-color="font-color" fo:font-weight="bold" officeooo:rsid="004b0ccd" officeooo:paragraph-rsid="00abc1c0" style:font-size-asian="14pt" style:font-weight-asian="bold" style:font-size-complex="14pt" style:font-weight-complex="bold"/>
    </style:style>
    <style:style style:name="P24" style:family="paragraph" style:parent-style-name="Standard">
      <style:paragraph-properties fo:line-height="150%" fo:text-align="start" style:justify-single-word="false"/>
      <style:text-properties style:font-name="Times New Roman" fo:font-size="14pt" style:text-underline-style="solid" style:text-underline-width="auto" style:text-underline-color="font-color" fo:font-weight="bold" officeooo:rsid="0046d7fb" officeooo:paragraph-rsid="0046d7fb" style:font-size-asian="14pt" style:font-weight-asian="bold" style:font-size-complex="14pt" style:font-weight-complex="bold"/>
    </style:style>
    <style:style style:name="P25" style:family="paragraph" style:parent-style-name="Standard" style:list-style-name="L2">
      <style:paragraph-properties fo:line-height="150%" fo:text-align="start" style:justify-single-word="false"/>
      <style:text-properties fo:color="#ffffff" loext:opacity="100%" style:font-name="Times New Roman" fo:font-size="12pt" fo:font-style="normal" style:text-underline-style="none" fo:font-weight="normal" officeooo:rsid="003f0313" officeooo:paragraph-rsid="003f0313"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fo:color="#ffffff" loext:opacity="100%" style:font-name="Times New Roman" fo:font-size="12pt" fo:font-style="normal" style:text-underline-style="none" fo:font-weight="normal" officeooo:rsid="0072b837" officeooo:paragraph-rsid="0072b837"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4">
      <style:paragraph-properties fo:line-height="150%" fo:text-align="start" style:justify-single-word="false"/>
      <style:text-properties fo:color="#ffffff" loext:opacity="100%" style:font-name="Times New Roman" fo:font-size="12pt" fo:font-style="normal" fo:font-weight="normal" officeooo:rsid="003f0313" officeooo:paragraph-rsid="003f0313" fo:background-color="transparent" style:font-size-asian="12pt" style:font-style-asian="normal" style:font-weight-asian="normal" style:font-size-complex="12pt" style:font-style-complex="normal" style:font-weight-complex="normal"/>
    </style:style>
    <style:style style:name="P28" style:family="paragraph" style:parent-style-name="Standard" style:list-style-name="L3">
      <style:paragraph-properties fo:line-height="150%" fo:text-align="start" style:justify-single-word="false"/>
      <style:text-properties fo:color="#ffffff" loext:opacity="100%" style:font-name="Times New Roman" fo:font-size="12pt" fo:font-style="normal" fo:font-weight="normal" officeooo:rsid="003f0313" officeooo:paragraph-rsid="003f0313" fo:background-color="transparent" style:font-size-asian="12pt" style:font-style-asian="normal" style:font-weight-asian="normal" style:font-size-complex="12pt" style:font-style-complex="normal" style:font-weight-complex="normal"/>
    </style:style>
    <style:style style:name="P29" style:family="paragraph" style:parent-style-name="Standard" style:list-style-name="L5">
      <style:paragraph-properties fo:line-height="150%" fo:text-align="start" style:justify-single-word="false"/>
      <style:text-properties fo:color="#ffffff" loext:opacity="100%" style:font-name="Times New Roman" fo:font-size="12pt" fo:font-style="normal" fo:font-weight="normal" officeooo:rsid="0043abb6" officeooo:paragraph-rsid="0043abb6"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ext-properties fo:color="#ffffff" loext:opacity="100%" style:font-name="Times New Roman" fo:font-size="12pt" fo:font-style="normal" officeooo:rsid="0037b653" officeooo:paragraph-rsid="006d1d2f" fo:background-color="transparent" style:font-size-asian="12pt" style:font-style-asian="normal" style:font-size-complex="12pt" style:font-style-complex="normal"/>
    </style:style>
    <style:style style:name="P31" style:family="paragraph" style:parent-style-name="Standard">
      <style:paragraph-properties fo:line-height="150%" fo:text-align="start" style:justify-single-word="false"/>
      <style:text-properties fo:color="#ffffff" loext:opacity="100%" style:font-name="Times New Roman" fo:font-size="12pt" fo:font-style="normal" officeooo:rsid="0037b653" officeooo:paragraph-rsid="003bd1b0" fo:background-color="transparent" style:font-size-asian="12pt" style:font-style-asian="normal" style:font-size-complex="12pt" style:font-style-complex="normal"/>
    </style:style>
    <style:style style:name="P32" style:family="paragraph" style:parent-style-name="Standard">
      <style:paragraph-properties fo:line-height="150%" fo:text-align="start" style:justify-single-word="false"/>
      <style:text-properties fo:color="#ffffff" loext:opacity="100%" style:font-name="Times New Roman" fo:font-size="12pt" fo:font-style="normal" officeooo:rsid="0040358d" officeooo:paragraph-rsid="0040b257" fo:background-color="transparent" style:font-size-asian="12pt" style:font-style-asian="normal" style:font-size-complex="12pt" style:font-style-complex="normal"/>
    </style:style>
    <style:style style:name="P33" style:family="paragraph" style:parent-style-name="Standard">
      <style:paragraph-properties fo:line-height="150%" fo:text-align="start" style:justify-single-word="false"/>
      <style:text-properties fo:color="#ffffff" loext:opacity="100%" style:font-name="Times New Roman" fo:font-size="12pt" fo:font-style="normal" officeooo:rsid="00792004" officeooo:paragraph-rsid="00792004" fo:background-color="transparent" style:font-size-asian="12pt" style:font-style-asian="normal" style:font-size-complex="12pt" style:font-style-complex="normal"/>
    </style:style>
    <style:style style:name="P34" style:family="paragraph" style:parent-style-name="Standard">
      <style:paragraph-properties fo:line-height="150%" fo:text-align="start" style:justify-single-word="false"/>
      <style:text-properties fo:color="#ffffff" loext:opacity="100%" style:font-name="Times New Roman" fo:font-size="12pt" fo:font-style="normal" officeooo:rsid="00676095" officeooo:paragraph-rsid="00676095" fo:background-color="transparent" style:font-size-asian="12pt" style:font-style-asian="normal" style:font-size-complex="12pt" style:font-style-complex="normal"/>
    </style:style>
    <style:style style:name="P35" style:family="paragraph" style:parent-style-name="Standard">
      <style:paragraph-properties fo:line-height="150%" fo:text-align="start" style:justify-single-word="false"/>
      <style:text-properties fo:color="#ffffff" loext:opacity="100%" style:font-name="Times New Roman" fo:font-size="12pt" fo:font-style="normal" style:text-underline-style="solid" style:text-underline-width="auto" style:text-underline-color="font-color" fo:font-weight="normal" officeooo:rsid="0031b2b1" officeooo:paragraph-rsid="00353de9"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officeooo:rsid="0081611e" officeooo:paragraph-rsid="0087540d"/>
    </style:style>
    <style:style style:name="P37" style:family="paragraph" style:parent-style-name="Standard" style:list-style-name="L9">
      <style:paragraph-properties fo:line-height="150%" fo:text-align="start" style:justify-single-word="false"/>
      <style:text-properties officeooo:rsid="00883bf4" officeooo:paragraph-rsid="00883bf4"/>
    </style:style>
    <style:style style:name="P38" style:family="paragraph" style:parent-style-name="Standard">
      <style:paragraph-properties fo:line-height="150%" fo:text-align="start" style:justify-single-word="false"/>
      <style:text-properties officeooo:rsid="00883bf4" officeooo:paragraph-rsid="00883bf4"/>
    </style:style>
    <style:style style:name="P39" style:family="paragraph" style:parent-style-name="Standard" style:list-style-name="L10">
      <style:paragraph-properties fo:line-height="150%" fo:text-align="start" style:justify-single-word="false"/>
      <style:text-properties officeooo:rsid="008b19d6" officeooo:paragraph-rsid="008b19d6"/>
    </style:style>
    <style:style style:name="P40" style:family="paragraph" style:parent-style-name="Standard">
      <style:paragraph-properties fo:line-height="150%" fo:text-align="start" style:justify-single-word="false"/>
      <style:text-properties fo:font-style="normal" officeooo:rsid="008b19d6" officeooo:paragraph-rsid="00943c1b" style:font-style-asian="normal" style:font-style-complex="normal"/>
    </style:style>
    <style:style style:name="P41" style:family="paragraph" style:parent-style-name="Text_20_body">
      <style:paragraph-properties fo:line-height="150%"/>
      <style:text-properties fo:color="#ffffff" loext:opacity="100%" style:font-name="Times New Roman" fo:font-size="12pt" fo:font-style="normal" fo:background-color="transparent"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3f0313" style:font-style-asian="italic" style:font-style-complex="italic"/>
    </style:style>
    <style:style style:name="T3" style:family="text">
      <style:text-properties fo:font-style="italic" officeooo:rsid="0041f9e5" style:font-style-asian="italic" style:font-style-complex="italic"/>
    </style:style>
    <style:style style:name="T4" style:family="text">
      <style:text-properties fo:font-style="italic" officeooo:rsid="0076b9ea" style:font-style-asian="italic" style:font-style-complex="italic"/>
    </style:style>
    <style:style style:name="T5" style:family="text">
      <style:text-properties fo:font-style="italic" officeooo:rsid="0077c063" style:font-style-asian="italic" style:font-style-complex="italic"/>
    </style:style>
    <style:style style:name="T6" style:family="text">
      <style:text-properties fo:font-style="italic" officeooo:rsid="007a417c" style:font-style-asian="italic" style:font-style-complex="italic"/>
    </style:style>
    <style:style style:name="T7" style:family="text">
      <style:text-properties fo:font-style="italic" officeooo:rsid="007b9576" style:font-style-asian="italic" style:font-style-complex="italic"/>
    </style:style>
    <style:style style:name="T8" style:family="text">
      <style:text-properties fo:font-style="italic" officeooo:rsid="007da3c8" style:font-style-asian="italic" style:font-style-complex="italic"/>
    </style:style>
    <style:style style:name="T9" style:family="text">
      <style:text-properties fo:font-style="italic" officeooo:rsid="009e46a1" style:font-style-asian="italic" style:font-style-complex="italic"/>
    </style:style>
    <style:style style:name="T10" style:family="text">
      <style:text-properties fo:font-style="italic" officeooo:rsid="00a16f40" style:font-style-asian="italic" style:font-style-complex="italic"/>
    </style:style>
    <style:style style:name="T11" style:family="text">
      <style:text-properties fo:font-style="italic" officeooo:rsid="00a1d18f" style:font-style-asian="italic" style:font-style-complex="italic"/>
    </style:style>
    <style:style style:name="T12" style:family="text">
      <style:text-properties fo:font-style="italic" officeooo:rsid="00a1f829"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2b95b9" style:font-style-asian="normal" style:font-style-complex="normal"/>
    </style:style>
    <style:style style:name="T15" style:family="text">
      <style:text-properties officeooo:rsid="004fc30c"/>
    </style:style>
    <style:style style:name="T16" style:family="text">
      <style:text-properties officeooo:rsid="004fc706"/>
    </style:style>
    <style:style style:name="T17" style:family="text">
      <style:text-properties officeooo:rsid="0053b062"/>
    </style:style>
    <style:style style:name="T18" style:family="text">
      <style:text-properties officeooo:rsid="005832bf"/>
    </style:style>
    <style:style style:name="T19" style:family="text">
      <style:text-properties officeooo:rsid="00585e87"/>
    </style:style>
    <style:style style:name="T20" style:family="text">
      <style:text-properties officeooo:rsid="0058892f"/>
    </style:style>
    <style:style style:name="T21" style:family="text">
      <style:text-properties officeooo:rsid="0059aa7d"/>
    </style:style>
    <style:style style:name="T22" style:family="text">
      <style:text-properties officeooo:rsid="006b846f"/>
    </style:style>
    <style:style style:name="T23" style:family="text">
      <style:text-properties officeooo:rsid="006d1d2f"/>
    </style:style>
    <style:style style:name="T24" style:family="text">
      <style:text-properties officeooo:rsid="0073b3e2"/>
    </style:style>
    <style:style style:name="T25" style:family="text">
      <style:text-properties officeooo:rsid="0076b9ea"/>
    </style:style>
    <style:style style:name="T26" style:family="text">
      <style:text-properties officeooo:rsid="0077c063"/>
    </style:style>
    <style:style style:name="T27" style:family="text">
      <style:text-properties officeooo:rsid="007a417c"/>
    </style:style>
    <style:style style:name="T28" style:family="text">
      <style:text-properties officeooo:rsid="007b9576"/>
    </style:style>
    <style:style style:name="T29" style:family="text">
      <style:text-properties officeooo:rsid="007da3c8"/>
    </style:style>
    <style:style style:name="T30" style:family="text">
      <style:text-properties officeooo:rsid="0087540d"/>
    </style:style>
    <style:style style:name="T31" style:family="text">
      <style:text-properties officeooo:rsid="0088628c"/>
    </style:style>
    <style:style style:name="T32" style:family="text">
      <style:text-properties fo:color="#ffffff" loext:opacity="100%" officeooo:rsid="00924630" fo:background-color="transparent" loext:char-shading-value="0"/>
    </style:style>
    <style:style style:name="T33" style:family="text">
      <style:text-properties fo:color="#ffffff" loext:opacity="100%" officeooo:rsid="00984a55" fo:background-color="transparent" loext:char-shading-value="0"/>
    </style:style>
    <style:style style:name="T34" style:family="text">
      <style:text-properties fo:color="#ffffff" loext:opacity="100%" officeooo:rsid="00943c1b" fo:background-color="transparent" loext:char-shading-value="0"/>
    </style:style>
    <style:style style:name="T35" style:family="text">
      <style:text-properties fo:color="#ffffff" loext:opacity="100%" officeooo:rsid="00960703" fo:background-color="transparent" loext:char-shading-value="0"/>
    </style:style>
    <style:style style:name="T36" style:family="text">
      <style:text-properties fo:color="#ffffff" loext:opacity="100%" fo:background-color="transparent" loext:char-shading-value="0"/>
    </style:style>
    <style:style style:name="T37" style:family="text">
      <style:text-properties fo:color="#ffffff" loext:opacity="100%" officeooo:rsid="0099cc58" fo:background-color="transparent" loext:char-shading-value="0"/>
    </style:style>
    <style:style style:name="T38" style:family="text">
      <style:text-properties fo:color="#ffffff" loext:opacity="100%" officeooo:rsid="009beb1d" fo:background-color="transparent" loext:char-shading-value="0"/>
    </style:style>
    <style:style style:name="T39" style:family="text">
      <style:text-properties fo:color="#ffffff" loext:opacity="100%" officeooo:rsid="009d7dd9" fo:background-color="transparent" loext:char-shading-value="0"/>
    </style:style>
    <style:style style:name="T40" style:family="text">
      <style:text-properties fo:color="#ffffff" loext:opacity="100%" officeooo:rsid="009e423d" fo:background-color="transparent" loext:char-shading-value="0"/>
    </style:style>
    <style:style style:name="T41" style:family="text">
      <style:text-properties fo:color="#ffffff" loext:opacity="100%" fo:font-style="normal" officeooo:rsid="00960703" fo:background-color="transparent" loext:char-shading-value="0" style:font-style-asian="normal" style:font-style-complex="normal"/>
    </style:style>
    <style:style style:name="T42" style:family="text">
      <style:text-properties fo:color="#ffffff" loext:opacity="100%" fo:font-style="normal" fo:background-color="transparent" loext:char-shading-value="0" style:font-style-asian="normal" style:font-style-complex="normal"/>
    </style:style>
    <style:style style:name="T43" style:family="text">
      <style:text-properties fo:color="#ffffff" loext:opacity="100%" fo:font-style="normal" officeooo:rsid="009d7dd9" fo:background-color="transparent" loext:char-shading-value="0" style:font-style-asian="normal" style:font-style-complex="normal"/>
    </style:style>
    <style:style style:name="T44" style:family="text">
      <style:text-properties fo:color="#ffffff" loext:opacity="100%" fo:font-style="normal" officeooo:rsid="009e423d" fo:background-color="transparent" loext:char-shading-value="0" style:font-style-asian="normal" style:font-style-complex="normal"/>
    </style:style>
    <style:style style:name="T45" style:family="text">
      <style:text-properties fo:color="#ffffff" loext:opacity="100%" fo:font-style="normal" officeooo:rsid="0099cc58" fo:background-color="transparent" loext:char-shading-value="0" style:font-style-asian="normal" style:font-style-complex="normal"/>
    </style:style>
    <style:style style:name="T46" style:family="text">
      <style:text-properties fo:color="#ffffff" loext:opacity="100%" fo:font-style="normal" officeooo:rsid="00943c1b" fo:background-color="transparent" loext:char-shading-value="0" style:font-style-asian="normal" style:font-style-complex="normal"/>
    </style:style>
    <style:style style:name="T47" style:family="text">
      <style:text-properties officeooo:rsid="00943c1b"/>
    </style:style>
    <style:style style:name="T48" style:family="text">
      <style:text-properties officeooo:rsid="00960703"/>
    </style:style>
    <style:style style:name="T49" style:family="text">
      <style:text-properties officeooo:rsid="0099cc58"/>
    </style:style>
    <style:style style:name="T50" style:family="text">
      <style:text-properties officeooo:rsid="009d7dd9"/>
    </style:style>
    <style:style style:name="T51" style:family="text">
      <style:text-properties officeooo:rsid="009e423d"/>
    </style:style>
    <style:style style:name="T52" style:family="text">
      <style:text-properties officeooo:rsid="009e46a1"/>
    </style:style>
    <style:style style:name="T53" style:family="text">
      <style:text-properties officeooo:rsid="00a16f40"/>
    </style:style>
    <style:style style:name="T54" style:family="text">
      <style:text-properties officeooo:rsid="00a1d18f"/>
    </style:style>
    <style:style style:name="T55" style:family="text">
      <style:text-properties officeooo:rsid="00a1f829"/>
    </style:style>
    <style:style style:name="T56" style:family="text">
      <style:text-properties officeooo:rsid="00a50ded"/>
    </style:style>
    <style:style style:name="T57" style:family="text">
      <style:text-properties officeooo:rsid="00a6afba"/>
    </style:style>
    <style:style style:name="T58" style:family="text">
      <style:text-properties officeooo:rsid="00a7922a"/>
    </style:style>
    <style:style style:name="T59" style:family="text">
      <style:text-properties officeooo:rsid="0041f9e5"/>
    </style:style>
    <style:style style:name="T60" style:family="text">
      <style:text-properties style:text-underline-style="none"/>
    </style:style>
    <style:style style:name="T61" style:family="text">
      <style:text-properties style:text-underline-style="none" officeooo:rsid="002b95b9"/>
    </style:style>
    <style:style style:name="T62" style:family="text">
      <style:text-properties officeooo:rsid="003f031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Studentnummer: 1008</text:h>
      <text:h text:style-name="P1" text:outline-level="3">Oppgave 1a </text:h>
      <text:p text:style-name="P41">Beskriv hvordan en kunde involveres i et IT-utviklingsprosjekt ut fra følgende metodikker:</text:p>
      <text:list xml:id="list240576086" text:style-name="L2">
        <text:list-item>
          <text:p text:style-name="P25">Scrum:</text:p>
        </text:list-item>
      </text:list>
      <text:p text:style-name="P26">I et utviklingsprosjekt som bruker Scrum-metodikken, involveres kunden aktivt gjennom <text:span text:style-name="T24">regelmessig</text:span> og direkte kontakt med alle teammedlemmer. Dette <text:span text:style-name="T24">innebærer</text:span> kundeintervjuer, diskusjoner om produktfunksjonalitet, brukertesting og andre former for dialog. <text:span text:style-name="T24">Målet med </text:span>disse aktivitetene er at teamet får en <text:span text:style-name="T24">dypere</text:span> forståelse av kundens behov og <text:span text:style-name="T24">sikre</text:span> at prosjektet <text:span text:style-name="T24">forblir på riktig kurs.</text:span></text:p>
      <text:p text:style-name="P26">Kundens <text:span text:style-name="T24">aktive deltakelse</text:span> i prosessen er viktig for å unngå motstridende og overlappende ønsker fra ulike interessenter. Da kunden ofte består av flere <text:span text:style-name="T24">individer</text:span> med variert behov og ideer, gir den kontinuerlig kontakten muligheter for å identifisere og løse eventuelle utfordringer tidlig <text:span text:style-name="T24">i prosessen</text:span>.</text:p>
      <text:p text:style-name="P35"/>
      <text:list xml:id="list1590522189" text:style-name="L3">
        <text:list-item>
          <text:p text:style-name="P28"><text:span text:style-name="T61">E</text:span><text:span text:style-name="T60">xtreme programming:</text:span></text:p>
        </text:list-item>
      </text:list>
      <text:p text:style-name="P30">I Extreme programming(XP) <text:span text:style-name="T22">involveres kunden aktivt i IT-utviklingsprosjekt. Kunden kan være en person eller flere personer, ideelt sett noen som har god kjennskap til virksomhetens og prosjektets behov. Det anbefales også at kunden skal være en sluttbruker. Kundens rolle inkluderer å sette kravene(ut ifra user stories), utføre kvalitetskontroll og bestemme prioriteringer for å styre prosjektet. </text:span></text:p>
      <text:p text:style-name="P30"><text:span text:style-name="T22">Kunden forventes å være tilgjengelig for å svare på spørsmål og gi kontinuerlig tilbakemelding gjennom hele utviklingsprosessen. Extreme Programming(XP) </text:span><text:span text:style-name="T23">legger </text:span><text:span text:style-name="T22">stor vekt på </text:span><text:span text:style-name="T23">denne kontinuerlige tilbakemeldingsprosessen fra kunden, der de ikke bare svarer på spørsmål, men aktivt er involvert i evaluering og retning underveis.</text:span></text:p>
      <text:p text:style-name="P31"/>
      <text:list xml:id="list3948726946" text:style-name="L4">
        <text:list-item>
          <text:p text:style-name="P27">Ikke smidig metodikk:</text:p>
        </text:list-item>
      </text:list>
      <text:p text:style-name="P32"><text:span text:style-name="T62">I </text:span><text:span text:style-name="T52">IT-</text:span><text:span text:style-name="T53">utviklingsprosjekt</text:span> som <text:span text:style-name="T25">ikke benytter seg av smidig metodikk, er kundens deltakelse </text:span><text:span text:style-name="T28">som regel</text:span><text:span text:style-name="T25"> begrenset til starten og slutten av et IT-utviklingsprosjekt. I begynnelsen er kunden veldig involvert i presentasjonen av prosjektkrav og mål, </text:span><text:span text:style-name="T26">som karakteriseres som «Big Upfront» IT-utvikling</text:span><text:span text:style-name="T25">. Kunden kan også delta i planlegging og godkjenning av design og spesifikasjoner.</text:span></text:p>
      <text:p text:style-name="P32"/>
      <text:p text:style-name="P33"><text:soft-page-break/><text:span text:style-name="T25">K</text:span>unden vil oppleve en veldig redusert grad av involvering i midten av prosjektet. Etter å ha investert mye tid i startfasen, må kunden vente til prosjektet er fullført før de blir bedt om å evaluere om produktet oppfyller kravene gjennom «acceptance testing».</text:p>
      <text:p text:style-name="P33">Denne tilnærmingen til et IT-utviklingsprosjekt føre<text:span text:style-name="T29">r</text:span> til mindre fleksibilitet og begrense<text:span text:style-name="T29">r</text:span> kundens mulighet til å <text:span text:style-name="T27">påvirke prosjektets retning. </text:span><text:span text:style-name="T29">Dette </text:span><text:span text:style-name="T27">kan være fint for utviklerne da </text:span><text:span text:style-name="T29">e</text:span><text:span text:style-name="T27">ndringer er distraherende og </text:span><text:span text:style-name="T53">kan</text:span><text:span text:style-name="T27"> sakke ned prosjektet. </text:span><text:span text:style-name="T29">I midlertidig er </text:span><text:span text:style-name="T27">det på bekostningen av kunden da det er umulig å vite alt i forveien. </text:span><text:span text:style-name="T29">F</text:span><text:span text:style-name="T27">eil og mangler </text:span><text:span text:style-name="T29">vil oppdages</text:span><text:span text:style-name="T27"> på slutten hvor </text:span><text:span text:style-name="T29">e</text:span><text:span text:style-name="T27">ndring vil koste langt mer </text:span><text:span text:style-name="T54">enn om</text:span><text:span text:style-name="T27"> de hadde oppdaget det </text:span><text:span text:style-name="T55">tidligere</text:span><text:span text:style-name="T27">.</text:span></text:p>
      <text:p text:style-name="P32"/>
      <text:list xml:id="list1759941910" text:style-name="L5">
        <text:list-item>
          <text:p text:style-name="P29"><text:span text:style-name="T59">C</text:span>ase-oppgaven</text:p>
        </text:list-item>
      </text:list>
      <text:p text:style-name="P34">I case-oppgaven i emne 2 har kunden vært aktivt involvert i prosjektet vårt. Vi opprettholdt ukentlig kontakt med kunden, der vi regelmessig viste frem den aktuelle fremgangen, diskuterte kundens preferanser og tilbakemeldinger, samt identifiserte hva de ønsket videre. Dette ble vår tilnærming til iterasjoner, der vi bevisst valgte å unngå bruk av sprint backloggen. Dette ble gjort på grunn av vår manglende erfaring, som gjorde det utfordrende å anslå realistiske tidsrammer.</text:p>
      <text:p text:style-name="P34"/>
      <text:p text:style-name="P23">Oppgave 1b:</text:p>
      <text:list xml:id="list1480600947" text:style-name="L7">
        <text:list-item>
          <text:p text:style-name="P4">Smidig:</text:p>
        </text:list-item>
      </text:list>
      <text:p text:style-name="P7"><text:span text:style-name="T30">I</text:span> smidig metodikk <text:span text:style-name="T30">blir oppgaver fordelt til hver enkelt utvikler gjennom en prosess som tar utgangspunkt i «sprint backlog». Dette er en oversikt over «user stories» som både utviklere og kunden har blitt enige om å prioritere, og som kan fullføres i løpet av en sprint.</text:span></text:p>
      <text:p text:style-name="P7"><text:span text:style-name="T30">I smidig metodikk strever man etter kryssfunksjonelle lag, hvor håpet er at alle i utviklerlaget har lignende kompetanse, så neste oppgave blir tildelt neste ledige utvikler. Mens denne tilnærmingen høres fin ut, kan det være lurt å ta hensyn til at de har ulike ferdigheter og ekspertise.</text:span></text:p>
      <text:list xml:id="list1422562046" text:style-name="L11">
        <text:list-item>
          <text:p text:style-name="P8">Ikke smidig:</text:p>
        </text:list-item>
      </text:list>
      <text:p text:style-name="P9">I prosjekter uten smidig metodikk blir oppgaver <text:span text:style-name="T31">ofte </text:span>forhåndsdefinert, gjerne basert på individuelle ferdigheter. Oppgavefordeling kan styres av prosjektledelsen eller en dedikert gruppe, noe som gir klar struktur på bekostning av tilpasningsdyktighet.</text:p>
      <text:list xml:id="list2770037708" text:style-name="L12">
        <text:list-item>
          <text:p text:style-name="P10">Case oppgave:</text:p>
        </text:list-item>
      </text:list>
      <text:p text:style-name="P20">I case oppgaven fordelte vi oppgaver <text:span text:style-name="T32">fra en «sprint backlog» vi utarbeidet, til den neste tilgjengelig personen i laget. Vi </text:span><text:span text:style-name="T38">innledet</text:span><text:span text:style-name="T32"> alltid dagen med å kommunisere vårt fokus for dagen og om vi </text:span><text:span text:style-name="T33">slet med en oppgave</text:span><text:span text:style-name="T32">. Vi benyttet oss ofte av par-programmering der vi satt i et åpent rom så de andre kunne overhøre og legge til </text:span><text:span text:style-name="T34">om de skulle ønske. Samarbeidet i gruppen fungerte godt, men vi hadde mangel på testing og vi skulle gått gjennom hverandres kode før man implementerte. Erfaringene </text:span><text:soft-page-break/><text:span text:style-name="T34">jeg har gjort er meg i dette prosjektet, </text:span><text:span text:style-name="T38">er </text:span><text:span text:style-name="T34">at jeg ville rettet opp nevnte feil, klargjøre ansvarsområder og etablere kodeeierskap.</text:span></text:p>
      <text:p text:style-name="P20"><text:span text:style-name="T35"/></text:p>
      <text:p text:style-name="P19"><text:span text:style-name="T41">I </text:span><text:span text:style-name="T42">vurdering av hvor smidig vi jobbet, kan det sies at vi delvis fulgte smidig prinsipper ved å fordele oppgaver basert på tilgjengelighet og ha hyppig kommunikasjon. I midlertidig var det rom for forbedringer, </text:span><text:span text:style-name="T43">f</text:span><text:span text:style-name="T42">or en ny tilsvarende case-oppgave ville jeg styrke smidig</text:span><text:span text:style-name="T43">e</text:span><text:span text:style-name="T42"> prinsipper med </text:span><text:span text:style-name="T44">mer </text:span><text:span text:style-name="T45">fokus på t</text:span><text:span text:style-name="T42">esting, </text:span><text:span text:style-name="T46">«</text:span><text:span text:style-name="T41">change control»</text:span><text:span text:style-name="T42"> og jevnlig gjennomgang av kode for å unngå unnvikelser fra designmønster, for å fremme et mer effektivt og smidig arbeidsmiljø.</text:span></text:p>
      <text:p text:style-name="P11"/>
      <text:p text:style-name="P24">Oppgave 2b</text:p>
      <text:list xml:id="list2876997107" text:style-name="L6">
        <text:list-item>
          <text:p text:style-name="P12">Modell 1:</text:p>
        </text:list-item>
      </text:list>
      <text:p text:style-name="P13">En fordel med denne modellen er at den er lett å lese og kort. Modellen er delt inn i to; spillerdata og kategoridata. Kategori<text:span text:style-name="T56">dataen</text:span> inneholder kategorinavnet, poengene som er tildelt i den kategorien, og hvilken del av Yatzy-poengarket de tilhører. Denne oppdelingen gir modellen klarhet for andre som eventuelt måtte arbeide med den, enten det gjelder utvidelse eller vedlikehold. Hvis du skulle implementere 'view' og 'controller' med denne modellen, ville det være enkelt å få tilgang til den nødvendige informasjonen. I tillegg gir modellen et solid grunnlag hvis du ønsker å lage et <text:span text:style-name="T57">fullt</text:span> Yatzy-spill, da den er lett å tilpasse for ulike egenskaper du måtte ønske.</text:p>
      <text:list xml:id="list1055848813" text:style-name="L8">
        <text:list-item>
          <text:p text:style-name="P15">Modell 2:</text:p>
        </text:list-item>
      </text:list>
      <text:p text:style-name="P16">En fordel med denne modellen er at den <text:span text:style-name="T18">spiller fokusert</text:span>, <text:span text:style-name="T19">hvor hver spiller har sitt eget poeng-ark med de individuelle kategoriene og tilhørende poeng. </text:span><text:span text:style-name="T20">Det gjør det enklere å få tak i den enkelte spilleren sin </text:span><text:span text:style-name="T58">data</text:span><text:span text:style-name="T20">.</text:span></text:p>
      <text:p text:style-name="P17"><text:span text:style-name="T15">Modellen er rask å tegne opp, gir god oversikt over spilleren og det er enkelt </text:span><text:span text:style-name="T21">å</text:span><text:span text:style-name="T15"> legge til spillere. </text:span></text:p>
      <text:p text:style-name="P18">Denne modellen gjør det også lette å tegne yatzy-poengarket.</text:p>
      <text:p text:style-name="P14"/>
      <text:p text:style-name="P14"/>
      <text:p text:style-name="P22"><text:span text:style-name="T36"/></text:p>
      <text:p text:style-name="P21"><text:span text:style-name="T32"/></text:p>
      <text:p text:style-name="P21"><text:span text:style-name="T32"/></text:p>
      <text:p text:style-name="P21"><text:span text:style-name="T32"><text:s text:c="2"/></text:span></text:p>
      <text:p text:style-name="P5"/>
      <text:p text:style-name="P5"/>
      <text:p text:style-name="P5"/>
      <text:p text:style-name="P5"/>
      <text:p text:style-name="P5"/>
      <text:p text:style-name="P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3T14:07:16.044000000</meta:creation-date>
    <meta:editing-duration>P3DT11H8M56S</meta:editing-duration>
    <meta:editing-cycles>91</meta:editing-cycles>
    <meta:generator>LibreOffice/7.3.3.2$Windows_X86_64 LibreOffice_project/d1d0ea68f081ee2800a922cac8f79445e4603348</meta:generator>
    <dc:date>2023-11-12T14:04:16.358000000</dc:date>
    <meta:document-statistic meta:table-count="0" meta:image-count="0" meta:object-count="0" meta:page-count="4" meta:paragraph-count="32" meta:word-count="947" meta:character-count="6148" meta:non-whitespace-character-count="5236"/>
  </office:meta>
</office:document-meta>
</file>